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500000141F2F695D5501CE4A7.png" manifest:media-type="image/png"/>
  <manifest:file-entry manifest:full-path="Pictures/10000201000002AE0000015393BDD8D8DA3EFDCE.png" manifest:media-type="image/png"/>
  <manifest:file-entry manifest:full-path="Pictures/1000020100000800000002C39F6B9AD9D575478F.png" manifest:media-type="image/png"/>
  <manifest:file-entry manifest:full-path="Pictures/10000201000001F4000001421C4A130F02C29228.png" manifest:media-type="image/png"/>
  <manifest:file-entry manifest:full-path="Pictures/10000201000000E2000000DE6688F0DFEFD09E3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chivo1" svg:font-family="Archivo"/>
    <style:font-face style:name="Archivo" svg:font-family="Archivo" style:font-family-generic="roman" style:font-pitch="variable"/>
    <style:font-face style:name="Archivo Light" svg:font-family="'Archivo Light'" style:font-family-generic="roman" style:font-pitch="variable"/>
    <style:font-face style:name="Arial" svg:font-family="Arial"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Montserrat SemiBold" svg:font-family="'Montserrat SemiBold'" style:font-family-generic="roman" style:font-pitch="variable"/>
    <style:font-face style:name="Rajdhani" svg:font-family="Rajdhani" style:font-family-generic="roman" style:font-pitch="variable"/>
    <style:font-face style:name="Rubik" svg:font-family="Rubik" style:font-family-generic="roman" style:font-pitch="variable"/>
    <style:font-face style:name="Rubik Light" svg:font-family="'Rubik Light'" style:font-family-generic="roman" style:font-pitch="variable"/>
    <style:font-face style:name="Rubik Medium" svg:font-family="'Rubik Medium'" style:font-family-generic="roman" style:font-pitch="variable"/>
    <style:font-face style:name="Rubik SemiBold" svg:font-family="'Rubik SemiBold'" style:font-family-generic="roman" style:font-pitch="variable"/>
    <style:font-face style:name="Liberation Sans" svg:font-family="'Liberation Sans'" style:font-family-generic="swiss" style:font-pitch="variable"/>
    <style:font-face style:name="Archivo2" svg:font-family="Archivo" style:font-family-generic="system" style:font-pitch="variable"/>
    <style:font-face style:name="Archivo Light1" svg:font-family="'Archivo Light'"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style:font-face style:name="Montserrat SemiBold1" svg:font-family="'Montserrat SemiBold'" style:font-family-generic="system" style:font-pitch="variable"/>
    <style:font-face style:name="Rajdhani1" svg:font-family="Rajdhani" style:font-family-generic="system" style:font-pitch="variable"/>
    <style:font-face style:name="Rubik1" svg:font-family="Rubik" style:font-family-generic="system" style:font-pitch="variable"/>
    <style:font-face style:name="Rubik Light1" svg:font-family="'Rubik Light'" style:font-family-generic="system" style:font-pitch="variable"/>
    <style:font-face style:name="Rubik Medium1" svg:font-family="'Rubik Medium'" style:font-family-generic="system" style:font-pitch="variable"/>
    <style:font-face style:name="Rubik SemiBold1" svg:font-family="'Rubik SemiBold'" style:font-family-generic="system" style:font-pitch="variable"/>
  </office:font-face-decls>
  <office:automatic-styles>
    <style:style style:name="P1" style:family="paragraph" style:parent-style-name="Standard">
      <style:paragraph-properties fo:margin-left="0in" fo:margin-right="-0.0043in" fo:line-height="130%" fo:text-indent="0in" style:auto-text-indent="false" fo:break-before="auto" fo:break-after="auto"/>
    </style:style>
    <style:style style:name="P2" style:family="paragraph" style:parent-style-name="Standard">
      <style:paragraph-properties fo:margin-top="0in" fo:margin-bottom="0.139in" loext:contextual-spacing="false" fo:line-height="130%"/>
    </style:style>
    <style:style style:name="P3" style:family="paragraph" style:parent-style-name="Standard">
      <style:paragraph-properties fo:margin-top="0in" fo:margin-bottom="0.139in" loext:contextual-spacing="false" fo:line-height="130%" fo:text-align="justify" style:justify-single-word="false"/>
    </style:style>
    <style:style style:name="P4" style:family="paragraph" style:parent-style-name="Standard" style:list-style-name="WWNum1">
      <style:paragraph-properties fo:margin-left="0.1965in" fo:margin-right="0in" fo:margin-top="0in" fo:margin-bottom="0in" loext:contextual-spacing="false" fo:line-height="115%" fo:text-align="justify" style:justify-single-word="false" fo:text-indent="-0.1965in" style:auto-text-indent="false"/>
    </style:style>
    <style:style style:name="P5" style:family="paragraph" style:parent-style-name="Standard" style:list-style-name="WWNum3">
      <style:paragraph-properties fo:margin-left="0.1965in" fo:margin-right="0in" fo:margin-top="0in" fo:margin-bottom="0in" loext:contextual-spacing="false" fo:line-height="115%" fo:text-align="justify" style:justify-single-word="false" fo:text-indent="-0.1965in" style:auto-text-indent="false"/>
    </style:style>
    <style:style style:name="P6" style:family="paragraph" style:parent-style-name="Standard" style:list-style-name="WWNum5">
      <style:paragraph-properties fo:margin-left="0.1965in" fo:margin-right="0in" fo:margin-top="0in" fo:margin-bottom="0in" loext:contextual-spacing="false" fo:line-height="115%" fo:text-align="justify" style:justify-single-word="false" fo:text-indent="-0.1965in" style:auto-text-indent="false"/>
    </style:style>
    <style:style style:name="P7" style:family="paragraph" style:parent-style-name="Standard" style:list-style-name="WWNum7">
      <style:paragraph-properties fo:margin-left="0.1965in" fo:margin-right="0in" fo:margin-top="0in" fo:margin-bottom="0in" loext:contextual-spacing="false" fo:line-height="115%" fo:text-indent="-0.1965in" style:auto-text-indent="false"/>
    </style:style>
    <style:style style:name="P8" style:family="paragraph" style:parent-style-name="Standard" style:list-style-name="WWNum1">
      <style:paragraph-properties fo:margin-left="0.1965in" fo:margin-right="0in" fo:margin-top="0in" fo:margin-bottom="0.139in" loext:contextual-spacing="false" fo:line-height="115%" fo:text-align="justify" style:justify-single-word="false" fo:text-indent="-0.1965in" style:auto-text-indent="false"/>
    </style:style>
    <style:style style:name="P9" style:family="paragraph" style:parent-style-name="Standard" style:list-style-name="WWNum4">
      <style:paragraph-properties fo:margin-left="0.1965in" fo:margin-right="0in" fo:margin-top="0in" fo:margin-bottom="0.139in" loext:contextual-spacing="false" fo:line-height="115%" fo:text-align="justify" style:justify-single-word="false" fo:text-indent="-0.1965in" style:auto-text-indent="false"/>
    </style:style>
    <style:style style:name="P10" style:family="paragraph" style:parent-style-name="Standard" style:list-style-name="WWNum2">
      <style:paragraph-properties fo:margin-left="0.1965in" fo:margin-right="0in" fo:margin-top="0in" fo:margin-bottom="0.139in" loext:contextual-spacing="false" fo:line-height="115%" fo:text-indent="-0.1965in" style:auto-text-indent="false"/>
    </style:style>
    <style:style style:name="P11" style:family="paragraph" style:parent-style-name="Standard" style:list-style-name="WWNum4">
      <style:paragraph-properties fo:margin-left="0.1965in" fo:margin-right="0in" fo:margin-top="0in" fo:margin-bottom="0.139in" loext:contextual-spacing="false" fo:line-height="115%" fo:text-indent="-0.1965in" style:auto-text-indent="false"/>
    </style:style>
    <style:style style:name="P12" style:family="paragraph" style:parent-style-name="Standard" style:list-style-name="WWNum6">
      <style:paragraph-properties fo:margin-left="0.1965in" fo:margin-right="0in" fo:margin-top="0in" fo:margin-bottom="0.139in" loext:contextual-spacing="false" fo:line-height="115%" fo:text-indent="-0.1965in" style:auto-text-indent="false"/>
    </style:style>
    <style:style style:name="P13" style:family="paragraph" style:parent-style-name="Standard" style:list-style-name="WWNum7">
      <style:paragraph-properties fo:margin-left="0.1965in" fo:margin-right="0in" fo:margin-top="0in" fo:margin-bottom="0.139in" loext:contextual-spacing="false" fo:line-height="115%" fo:text-indent="-0.1965in" style:auto-text-indent="false"/>
    </style:style>
    <style:style style:name="P14" style:family="paragraph" style:parent-style-name="Standard" style:list-style-name="WWNum3">
      <style:paragraph-properties fo:margin-left="1in" fo:margin-right="0in" fo:margin-top="0in" fo:margin-bottom="0in" loext:contextual-spacing="false" fo:line-height="115%" fo:text-align="justify" style:justify-single-word="false" fo:text-indent="-0.25in" style:auto-text-indent="false"/>
    </style:style>
    <style:style style:name="P15" style:family="paragraph" style:parent-style-name="Standard" style:list-style-name="WWNum5">
      <style:paragraph-properties fo:margin-left="1in" fo:margin-right="0in" fo:margin-top="0in" fo:margin-bottom="0in" loext:contextual-spacing="false" fo:line-height="115%" fo:text-align="justify" style:justify-single-word="false" fo:text-indent="-0.25in" style:auto-text-indent="false"/>
    </style:style>
    <style:style style:name="P16" style:family="paragraph" style:parent-style-name="Standard" style:list-style-name="WWNum7">
      <style:paragraph-properties fo:margin-left="1in" fo:margin-right="0in" fo:margin-top="0in" fo:margin-bottom="0in" loext:contextual-spacing="false" fo:line-height="115%" fo:text-indent="-0.25in" style:auto-text-indent="false"/>
    </style:style>
    <style:style style:name="P17" style:family="paragraph" style:parent-style-name="Standard" style:list-style-name="WWNum2">
      <style:paragraph-properties fo:margin-left="1in" fo:margin-right="0in" fo:margin-top="0in" fo:margin-bottom="0.139in" loext:contextual-spacing="false" fo:line-height="115%" fo:text-indent="-0.25in" style:auto-text-indent="false"/>
    </style:style>
    <style:style style:name="P18" style:family="paragraph" style:parent-style-name="Standard" style:list-style-name="WWNum7">
      <style:paragraph-properties fo:margin-left="1in" fo:margin-right="0in" fo:margin-top="0in" fo:margin-bottom="0.139in" loext:contextual-spacing="false" fo:line-height="115%" fo:text-indent="-0.25in" style:auto-text-indent="false"/>
    </style:style>
    <style:style style:name="P19" style:family="paragraph" style:parent-style-name="Standard">
      <style:paragraph-properties fo:margin-left="1.5in" fo:margin-right="0in" fo:margin-top="0in" fo:margin-bottom="0in" loext:contextual-spacing="false" fo:line-height="115%" fo:text-align="justify" style:justify-single-word="false" fo:text-indent="0in" style:auto-text-indent="false"/>
    </style:style>
    <style:style style:name="P20" style:family="paragraph" style:parent-style-name="Standard">
      <style:paragraph-properties fo:margin-left="1.5in" fo:margin-right="0in" fo:margin-top="0in" fo:margin-bottom="0.139in" loext:contextual-spacing="false" fo:line-height="115%" fo:text-align="justify" style:justify-single-word="false" fo:text-indent="0in" style:auto-text-indent="false"/>
    </style:style>
    <style:style style:name="P21" style:family="paragraph" style:parent-style-name="Standard" style:list-style-name="WWNum5">
      <style:paragraph-properties fo:margin-left="1.5in" fo:margin-right="0in" fo:margin-top="0in" fo:margin-bottom="0in" loext:contextual-spacing="false" fo:line-height="115%" fo:text-align="justify" style:justify-single-word="false" fo:text-indent="-0.25in" style:auto-text-indent="false"/>
    </style:style>
    <style:style style:name="P22" style:family="paragraph" style:parent-style-name="Standard" style:list-style-name="WWNum5">
      <style:paragraph-properties fo:margin-left="2in" fo:margin-right="0in" fo:margin-top="0in" fo:margin-bottom="0in" loext:contextual-spacing="false" fo:line-height="115%" fo:text-align="justify" style:justify-single-word="false" fo:text-indent="-0.25in" style:auto-text-indent="false"/>
    </style:style>
    <style:style style:name="P23" style:family="paragraph" style:parent-style-name="Standard" style:list-style-name="WWNum5">
      <style:paragraph-properties fo:margin-left="2.5in" fo:margin-right="0in" fo:margin-top="0in" fo:margin-bottom="0in" loext:contextual-spacing="false" fo:line-height="115%" fo:text-align="justify" style:justify-single-word="false" fo:text-indent="-0.25in" style:auto-text-indent="false"/>
    </style:style>
    <style:style style:name="P24" style:family="paragraph" style:parent-style-name="Standard" style:list-style-name="WWNum4">
      <style:paragraph-properties fo:margin-left="0.1965in" fo:margin-right="0in" fo:margin-top="0in" fo:margin-bottom="0.139in" loext:contextual-spacing="false" fo:line-height="115%" fo:keep-together="auto" fo:orphans="2" fo:widows="2" fo:text-indent="-0.1965in" style:auto-text-indent="false" fo:break-before="auto" fo:break-after="auto" fo:padding="0in" fo:border="none" fo:keep-with-next="auto"/>
    </style:style>
    <style:style style:name="P25" style:family="paragraph" style:parent-style-name="Standard">
      <style:paragraph-properties fo:margin-top="0.222in" fo:margin-bottom="0.0555in" loext:contextual-spacing="false" fo:line-height="130%" fo:text-align="justify" style:justify-single-word="false"/>
    </style:style>
    <style:style style:name="P26" style:family="paragraph" style:parent-style-name="Standard">
      <style:paragraph-properties fo:margin-left="-0.7866in" fo:margin-right="0in" fo:text-indent="0in" style:auto-text-indent="false" fo:break-before="auto" fo:break-after="auto"/>
    </style:style>
    <style:style style:name="P27" style:family="paragraph" style:parent-style-name="Standard">
      <style:paragraph-properties fo:margin-left="-0.7866in" fo:margin-right="0in" fo:text-align="end" style:justify-single-word="false" fo:text-indent="0in" style:auto-text-indent="false" fo:break-before="auto" fo:break-after="auto"/>
    </style:style>
    <style:style style:name="P28" style:family="paragraph" style:parent-style-name="Standard">
      <style:paragraph-properties fo:margin-left="-0.7866in" fo:margin-right="0in" fo:line-height="100%" fo:text-align="end" style:justify-single-word="false" fo:text-indent="0in" style:auto-text-indent="false" fo:break-before="auto" fo:break-after="auto"/>
      <style:text-properties fo:color="#434343" style:font-name="Rajdhani" fo:font-size="18pt" style:font-name-asian="Rajdhani1" style:font-size-asian="18pt" style:font-name-complex="Rajdhani1" style:font-size-complex="18pt"/>
    </style:style>
    <style:style style:name="P29" style:family="paragraph" style:parent-style-name="Standard">
      <style:paragraph-properties fo:margin-left="-0.7866in" fo:margin-right="0in" fo:text-align="end" style:justify-single-word="false" fo:text-indent="0in" style:auto-text-indent="false" fo:break-before="auto" fo:break-after="auto"/>
      <style:text-properties fo:color="#666666" style:font-name="Rajdhani" fo:font-size="17pt" fo:font-weight="bold" style:font-name-asian="Rajdhani1" style:font-size-asian="17pt" style:font-weight-asian="bold" style:font-name-complex="Rajdhani1" style:font-size-complex="17pt"/>
    </style:style>
    <style:style style:name="P30" style:family="paragraph" style:parent-style-name="Standard">
      <style:paragraph-properties fo:break-before="auto" fo:break-after="auto"/>
    </style:style>
    <style:style style:name="P31" style:family="paragraph" style:parent-style-name="Heading_20_1">
      <style:paragraph-properties fo:margin-top="0.25in" fo:margin-bottom="0.0835in" loext:contextual-spacing="false" fo:line-height="130%"/>
    </style:style>
    <style:style style:name="P32" style:family="paragraph" style:parent-style-name="Heading_20_4">
      <style:paragraph-properties fo:margin-top="0in" fo:margin-bottom="0.139in" loext:contextual-spacing="false" fo:line-height="100%"/>
    </style:style>
    <style:style style:name="P33" style:family="paragraph" style:parent-style-name="Heading_20_4">
      <style:paragraph-properties fo:margin-top="0.222in" fo:margin-bottom="0.0555in" loext:contextual-spacing="false" fo:line-height="130%" fo:text-align="justify" style:justify-single-word="false"/>
    </style:style>
    <style:style style:name="P34" style:family="paragraph" style:parent-style-name="Heading_20_3">
      <style:paragraph-properties fo:margin-top="0in" fo:margin-bottom="0.0555in" loext:contextual-spacing="false" fo:line-height="130%"/>
    </style:style>
    <style:style style:name="P35" style:family="paragraph" style:parent-style-name="Subtitle">
      <style:paragraph-properties fo:margin-left="0in" fo:margin-right="-0.0043in" fo:margin-top="0.25in" fo:margin-bottom="0.0835in" loext:contextual-spacing="false" fo:line-height="130%" fo:text-align="justify" style:justify-single-word="false" fo:text-indent="0in" style:auto-text-indent="false"/>
    </style:style>
    <style:style style:name="P36" style:family="paragraph" style:parent-style-name="Subtitle" style:master-page-name="First_20_Page">
      <style:paragraph-properties style:page-number="1" fo:break-before="auto" fo:break-after="auto"/>
    </style:style>
    <style:style style:name="P37" style:family="paragraph" style:parent-style-name="Title">
      <style:paragraph-properties fo:margin-top="0.278in" fo:margin-bottom="0.0835in" loext:contextual-spacing="false" fo:line-height="100%"/>
    </style:style>
    <style:style style:name="P38" style:family="paragraph">
      <loext:graphic-properties draw:fill="solid" draw:fill-color="#e5e5e5"/>
      <style:paragraph-properties fo:text-align="start"/>
    </style:style>
    <style:style style:name="P39" style:family="paragraph">
      <loext:graphic-properties draw:fill="solid" draw:fill-color="#6e57c1"/>
      <style:paragraph-properties fo:text-align="start"/>
    </style:style>
    <style:style style:name="P40" style:family="paragraph">
      <loext:graphic-properties draw:fill="solid" draw:fill-color="#b9a7f7"/>
      <style:paragraph-properties fo:text-align="start"/>
    </style:style>
    <style:style style:name="P41" style:family="paragraph">
      <loext:graphic-properties draw:fill="none"/>
      <style:paragraph-properties fo:text-align="start"/>
    </style:style>
    <style:style style:name="P42" style:family="paragraph">
      <style:paragraph-properties fo:margin-top="0in" fo:margin-bottom="0in" fo:line-height="100%" fo:text-align="center"/>
    </style:style>
    <style:style style:name="P43" style:family="paragraph">
      <loext:graphic-properties draw:fill="none"/>
      <style:paragraph-properties fo:margin-top="0in" fo:margin-bottom="0in" fo:line-height="100%" fo:text-align="center"/>
    </style:style>
    <style:style style:name="P44" style:family="paragraph">
      <style:paragraph-properties fo:margin-top="0in" fo:margin-bottom="0in" fo:line-height="100%" fo:text-align="start"/>
    </style:style>
    <style:style style:name="T1" style:family="text">
      <style:text-properties fo:color="#333333" style:font-name="Montserrat" fo:font-size="20pt" fo:font-weight="normal" style:font-name-asian="Montserrat1" style:font-size-asian="20pt" style:font-weight-asian="normal" style:font-name-complex="Montserrat1" style:font-size-complex="20pt"/>
    </style:style>
    <style:style style:name="T2" style:family="text">
      <style:text-properties fo:color="#333333" style:font-name="Montserrat SemiBold" style:font-name-asian="Montserrat SemiBold1" style:font-name-complex="Montserrat SemiBold1"/>
    </style:style>
    <style:style style:name="T3" style:family="text">
      <style:text-properties fo:color="#333333" style:font-name="Montserrat SemiBold" fo:font-size="17pt" style:font-name-asian="Montserrat SemiBold1" style:font-size-asian="17pt" style:font-name-complex="Montserrat SemiBold1" style:font-size-complex="17pt"/>
    </style:style>
    <style:style style:name="T4" style:family="text">
      <style:text-properties fo:font-weight="normal" style:font-weight-asian="normal"/>
    </style:style>
    <style:style style:name="T5" style:family="text">
      <style:text-properties style:font-name="Montserrat" fo:font-size="25pt" style:font-name-asian="Montserrat1" style:font-size-asian="25pt" style:font-name-complex="Montserrat1" style:font-size-complex="25pt"/>
    </style:style>
    <style:style style:name="T6" style:family="text">
      <style:text-properties style:font-name="Archivo Light" style:font-name-asian="Archivo Light1" style:font-name-complex="Archivo Light1"/>
    </style:style>
    <style:style style:name="T7" style:family="text">
      <style:text-properties fo:color="#000000" style:font-name="Montserrat SemiBold" fo:font-size="20pt" fo:font-weight="normal" style:font-name-asian="Montserrat SemiBold1" style:font-size-asian="20pt" style:font-weight-asian="normal" style:font-name-complex="Montserrat SemiBold1" style:font-size-complex="20pt"/>
    </style:style>
    <style:style style:name="T8" style:family="text">
      <style:text-properties fo:color="#000000" style:font-name="Archivo Light" fo:font-size="12pt" style:font-name-asian="Archivo Light1" style:font-size-asian="12pt" style:font-name-complex="Archivo Light1" style:font-size-complex="12pt"/>
    </style:style>
    <style:style style:name="T9" style:family="text">
      <style:text-properties style:font-name="Archivo" fo:font-weight="bold" style:font-name-asian="Archivo2" style:font-weight-asian="bold" style:font-name-complex="Archivo2"/>
    </style:style>
    <style:style style:name="T10" style:family="text">
      <style:text-properties style:font-name="Rubik" style:font-name-asian="Rubik1" style:font-name-complex="Rubik1"/>
    </style:style>
    <style:style style:name="T11" style:family="text">
      <style:text-properties style:font-name="Rubik" style:text-underline-style="none" style:font-name-asian="Rubik1" style:font-name-complex="Rubik1"/>
    </style:style>
    <style:style style:name="T12" style:family="text">
      <style:text-properties style:font-name="Rubik" fo:font-size="17pt" style:font-name-asian="Rubik1" style:font-size-asian="17pt" style:font-name-complex="Rubik1" style:font-size-complex="17pt"/>
    </style:style>
    <style:style style:name="T13" style:family="text">
      <style:text-properties style:font-name="Montserrat SemiBold" fo:font-size="20pt" fo:font-weight="normal" style:font-name-asian="Montserrat SemiBold1" style:font-size-asian="20pt" style:font-weight-asian="normal" style:font-name-complex="Montserrat SemiBold1" style:font-size-complex="20pt"/>
    </style:style>
    <style:style style:name="T14" style:family="text">
      <style:text-properties style:font-name="Arial" style:font-name-asian="Arial1" style:font-name-complex="Arial1"/>
    </style:style>
    <style:style style:name="T15" style:family="text">
      <style:text-properties fo:color="#666666" style:font-name="Rubik Medium" style:font-name-asian="Rubik Medium1" style:font-name-complex="Rubik Medium1"/>
    </style:style>
    <style:style style:name="T16" style:family="text">
      <style:text-properties fo:color="#666666" style:font-name="Montserrat Medium" fo:font-size="11pt" style:font-name-asian="Montserrat Medium1" style:font-size-asian="11pt" style:font-name-complex="Montserrat Medium1" style:font-size-complex="11pt"/>
    </style:style>
    <style:style style:name="T17" style:family="text">
      <style:text-properties fo:font-variant="normal" fo:text-transform="none" fo:color="#ffffff" style:text-line-through-style="none" style:text-line-through-type="none" style:text-position="0% 100%" style:font-name="Archivo1" fo:font-size="10.5pt" fo:letter-spacing="normal" fo:font-style="normal" style:text-underline-style="none" fo:font-weight="normal" style:font-name-asian="Archivo1" style:font-size-asian="10.5pt" style:font-style-asian="normal" style:font-weight-asian="normal" style:font-name-complex="Archivo1" style:font-size-complex="10.5pt" style:font-style-complex="normal" style:font-weight-complex="normal"/>
    </style:style>
    <style:style style:name="T18" style:family="text">
      <style:text-properties fo:font-variant="normal" fo:text-transform="none" fo:color="#3c4043" style:text-line-through-style="none" style:text-line-through-type="none" style:text-position="0% 100%" style:font-name="Archivo1" fo:font-size="10.5pt" fo:letter-spacing="normal" fo:font-style="normal" style:text-underline-style="none" fo:font-weight="normal" style:font-name-asian="Archivo1" style:font-size-asian="10.5pt" style:font-style-asian="normal" style:font-weight-asian="normal" style:font-name-complex="Archivo1" style:font-size-complex="10.5pt" style:font-style-complex="normal" style:font-weight-complex="normal"/>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161in, 0in, 0.0161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28in, 0in, 0.0028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e5e5e5" draw:textarea-vertical-align="middle" draw:auto-grow-height="false" draw:fit-to-size="false" style:shrink-to-fit="false" fo:min-height="4.452in" fo:min-width="6.3945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6e57c1" draw:textarea-vertical-align="middle" draw:auto-grow-height="false" draw:fit-to-size="false" style:shrink-to-fit="false" fo:min-height="0.0354in" fo:min-width="4.3764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6e57c1" draw:textarea-vertical-align="middle" draw:auto-grow-height="false" draw:fit-to-size="false" style:shrink-to-fit="false" fo:min-height="0.6992in" fo:min-width="0.4965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b9a7f7" draw:textarea-vertical-align="middle" draw:auto-grow-height="false" draw:fit-to-size="false" style:shrink-to-fit="false" fo:min-height="0.448in" fo:min-width="0.8161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e5e5e5" draw:textarea-vertical-align="middle" draw:auto-grow-height="false" draw:fit-to-size="false" style:shrink-to-fit="false" fo:min-height="0.1209in" fo:min-width="0.2547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b9a7f7" draw:textarea-vertical-align="middle" draw:auto-grow-height="false" draw:fit-to-size="false" style:shrink-to-fit="false" fo:min-height="0.448in" fo:min-width="0.8165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6e57c1" draw:textarea-vertical-align="middle" draw:auto-grow-height="false" draw:fit-to-size="false" style:shrink-to-fit="false" fo:min-height="0.6984in" fo:min-width="0.4965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b9a7f7" draw:textarea-vertical-align="middle" draw:auto-grow-height="false" draw:fit-to-size="false" style:shrink-to-fit="false" fo:min-height="0.448in" fo:min-width="0.9327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e5e5e5" draw:textarea-vertical-align="middle" draw:auto-grow-height="false" draw:fit-to-size="false" style:shrink-to-fit="false" fo:min-height="0.5811in" fo:min-width="0.3689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e5e5e5" draw:textarea-vertical-align="middle" draw:auto-grow-height="false" draw:fit-to-size="false" style:shrink-to-fit="false" fo:min-height="0.3035in" fo:min-width="0.3681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e5e5e5" draw:textarea-vertical-align="middle" draw:auto-grow-height="false" draw:fit-to-size="false" style:shrink-to-fit="false" fo:min-height="0.1744in" fo:min-width="0.7937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solid" draw:fill-color="#e5e5e5" draw:textarea-vertical-align="middle" draw:auto-grow-height="false" draw:fit-to-size="false" style:shrink-to-fit="false" fo:min-height="0.1799in" fo:min-width="0.7201in" fo:padding-top="0.1in" fo:padding-bottom="0.1in" fo:padding-left="0.1in" fo:padding-right="0.1in" fo:wrap-option="wrap" style:run-through="foreground"/>
    </style:style>
    <style:style style:name="gr1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28in" fo:min-width="0in" fo:padding-top="0.1in" fo:padding-bottom="0.1in" fo:padding-left="0.1in" fo:padding-right="0.1in" fo:wrap-option="wrap" style:run-through="foreground"/>
    </style:style>
    <style:style style:name="gr1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5047in" fo:min-width="0.7193in" fo:padding-top="0.1in" fo:padding-bottom="0.1in" fo:padding-left="0.1in" fo:padding-right="0.1in" fo:wrap-option="wrap" style:run-through="foreground"/>
    </style:style>
    <style:style style:name="gr1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6673in" fo:padding-top="0.1in" fo:padding-bottom="0.1in" fo:padding-left="0.1in" fo:padding-right="0.1in" fo:wrap-option="wrap" style:run-through="foreground"/>
    </style:style>
    <style:style style:name="gr1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5047in" fo:min-width="0.6429in" fo:padding-top="0.1in" fo:padding-bottom="0.1in" fo:padding-left="0.1in" fo:padding-right="0.1in" fo:wrap-option="wrap" style:run-through="foreground"/>
    </style:style>
    <style:style style:name="gr1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665in" fo:min-width="0.7201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665in" fo:min-width="0.5846in" fo:padding-top="0.1in" fo:padding-bottom="0.1in" fo:padding-left="0.1in" fo:padding-right="0.1in" fo:wrap-option="wrap" style:run-through="foreground"/>
    </style:style>
    <style:style style:name="gr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709in" fo:min-width="0in" fo:padding-top="0.1in" fo:padding-bottom="0.1in" fo:padding-left="0.1in" fo:padding-right="0.1in" fo:wrap-option="wrap" style:run-through="foreground"/>
    </style:style>
    <style:style style:name="gr2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827in" fo:min-width="0in" fo:padding-top="0.1in" fo:padding-bottom="0.1in" fo:padding-left="0.1in" fo:padding-right="0.1in" fo:wrap-option="wrap" style:run-through="foreground"/>
    </style:style>
    <style:style style:name="gr2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728in" fo:min-width="0in" fo:padding-top="0.1in" fo:padding-bottom="0.1in" fo:padding-left="0.1in" fo:padding-right="0.1in" fo:wrap-option="wrap" style:run-through="foreground"/>
    </style:style>
    <style:style style:name="gr2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429in" fo:min-width="0in" fo:padding-top="0.1in" fo:padding-bottom="0.1in" fo:padding-left="0.1in" fo:padding-right="0.1in" fo:wrap-option="wrap" style:run-through="foreground"/>
    </style:style>
    <style:style style:name="gr24"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25"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26" style:family="graphic">
      <style:graphic-properties draw:stroke="none" svg:stroke-width="0in" draw:fill="solid" draw:fill-color="#e5e5e5" draw:textarea-vertical-align="middle" draw:auto-grow-height="false" draw:fit-to-size="false" style:shrink-to-fit="false" fo:min-height="0.1236in" fo:min-width="0.4425in" fo:padding-top="0.1in" fo:padding-bottom="0.1in" fo:padding-left="0.1in" fo:padding-right="0.1in" fo:wrap-option="wrap" style:run-through="foreground"/>
    </style:style>
    <style:style style:name="gr27" style:family="graphic">
      <style:graphic-properties draw:stroke="none" svg:stroke-width="0in" draw:fill="solid" draw:fill-color="#e5e5e5" draw:textarea-vertical-align="middle" draw:auto-grow-height="false" draw:fit-to-size="false" style:shrink-to-fit="false" fo:min-height="0.1673in" fo:min-width="0.398in" fo:padding-top="0.1in" fo:padding-bottom="0.1in" fo:padding-left="0.1in" fo:padding-right="0.1in" fo:wrap-option="wrap" style:run-through="foreground"/>
    </style:style>
    <style:style style:name="gr28" style:family="graphic">
      <style:graphic-properties draw:stroke="none" svg:stroke-width="0in" draw:fill="solid" draw:fill-color="#e5e5e5" draw:textarea-vertical-align="middle" draw:auto-grow-height="false" draw:fit-to-size="false" style:shrink-to-fit="false" fo:min-height="0in" fo:min-width="0.4425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io8fy8emmg1"/><text:span text:style-name="T1"><text:line-break/>Especialización en Back End I</text:span></text:p>
      <text:p text:style-name="P37"><text:bookmark text:name="_qutux79rjt5s"/><text:span text:style-name="T5">Examen final</text:span></text:p>
      <text:p text:style-name="P1"><text:span text:style-name="T6">Esta evaluación será distinta a la anterior, ya que la construiremos durante las clases siguientes. Esto no quiere decir que lo resolvamos durante los encuentros en vivo, pero con los temas que iremos abordando podrán completar los requisitos. ¡Éxitos! </text:span></text:p>
      <text:p text:style-name="P35"><text:bookmark text:name="_l1hh2571gd8k"/><text:span text:style-name="T7">Contextualización</text:span></text:p>
      <text:p text:style-name="P2"><text:span text:style-name="T6">El proyecto consiste de tres microservicios: </text:span><text:span text:style-name="T9">Movie</text:span><text:span text:style-name="T6">, </text:span><text:span text:style-name="T9">Series </text:span><text:span text:style-name="T6">y </text:span><text:span text:style-name="T9">Catalog</text:span><text:span text:style-name="T6">. </text:span><text:span text:style-name="T9">Catalog </text:span><text:span text:style-name="T6">es un microservicio que lee información de </text:span><text:span text:style-name="T9">Movie </text:span><text:span text:style-name="T6">y </text:span><text:span text:style-name="T9">Series</text:span><text:span text:style-name="T6"> con el objetivo de enviar un catálogo al cliente. </text:span><text:span text:style-name="T9">Catalog </text:span><text:span text:style-name="T6">recibe un mensaje cada vez que una película o una serie es dada de alta y las persiste en una base de datos no relacional de MongoDB. Cuando le llega una petición del cliente, busca en la base de datos y responde.</text:span></text:p>
      <text:p text:style-name="P2"><text:span text:style-name="T6">Veamos un diagrama base de los microservicios:</text:span></text:p>
      <text:p text:style-name="P2"><draw:g text:anchor-type="as-char" draw:z-index="9" draw:style-name="gr1"><draw:custom-shape draw:name="Shape 2" draw:style-name="gr2" draw:text-style-name="P38" svg:width="6.5941in" svg:height="4.6516in" svg:x="0in" svg:y="0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39" svg:width="4.576in" svg:height="0.235in" svg:x="1.0035in" svg:y="0.128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39" svg:width="0.6961in" svg:height="0.8988in" svg:x="0.3425in" svg:y="2.104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40" svg:width="1.0157in" svg:height="0.6476in" svg:x="1.361in" svg:y="2.716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38" svg:width="0.6961in" svg:height="0.4913in" svg:x="0.3425in" svg:y="3.4472in"><text:p text:style-name="P44"/><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custom-shape draw:name="Shape 7" draw:style-name="gr7" draw:text-style-name="P40" svg:width="1.0161in" svg:height="0.6476in" svg:x="2.789in" svg:y="0.686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8" draw:text-style-name="P39" svg:width="0.6961in" svg:height="0.898in" svg:x="0.3425in" svg:y="1.0929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4" draw:text-style-name="P39" svg:width="0.6961in" svg:height="0.8988in" svg:x="5.6146in" svg:y="1.8402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9" draw:text-style-name="P40" svg:width="1.1323in" svg:height="0.6476in" svg:x="4.0835in" svg:y="2.7161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10" draw:text-style-name="P38" svg:width="0.5685in" svg:height="0.9941in" svg:x="3.0126in" svg:y="1.678in"><text:p text:style-name="P44"/><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2" draw:style-name="gr11" draw:text-style-name="P38" svg:width="0.5677in" svg:height="0.7161in" svg:x="5.6736in" svg:y="0.6575in"><text:p text:style-name="P44"/><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3" draw:style-name="gr12" draw:text-style-name="P38" svg:width="0.9933in" svg:height="0.598in" svg:x="1.3827in" svg:y="3.8472in"><text:p text:style-name="P44"/><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Shape 14" draw:style-name="gr13" draw:text-style-name="P38" svg:width="0.9197in" svg:height="0.6079in" svg:x="4.1783in" svg:y="3.8374in"><text:p text:style-name="P44"/><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style-name="gr14" draw:text-style-name="P41" svg:width="0.0051in" svg:height="0.3232in" svg:x="3.2909in" svg:y="0.3634in"><text:p/><draw:enhanced-geometry draw:mirror-horizontal="false" draw:mirror-vertical="false" svg:viewBox="0 0 21600 21600" draw:type="mso-spt32" draw:enhanced-path="M 0 0 L 21600 21600 N"/></draw:custom-shape><draw:custom-shape draw:style-name="gr15" draw:text-style-name="P41" svg:width="0.9197in" svg:height="1.7051in" svg:x="1.8689in" svg:y="1.0102in"><text:p/><draw:enhanced-geometry draw:mirror-horizontal="true" draw:mirror-vertical="false" svg:viewBox="0 0 21600 21600" draw:type="mso-spt32" draw:enhanced-path="M 0 0 L 21600 21600 N"/></draw:custom-shape><draw:custom-shape draw:style-name="gr16" draw:text-style-name="P41" svg:width="1.8677in" svg:height="0.0043in" svg:x="3.8055in" svg:y="1.0102in"><text:p/><draw:enhanced-geometry draw:mirror-horizontal="false" draw:mirror-vertical="false" svg:viewBox="0 0 21600 21600" draw:type="mso-spt32" draw:enhanced-path="M 0 0 L 21600 21600 N"/></draw:custom-shape><draw:custom-shape draw:style-name="gr17" draw:text-style-name="P41" svg:width="0.8433in" svg:height="1.7051in" svg:x="3.8055in" svg:y="1.0102in"><text:p/><draw:enhanced-geometry draw:mirror-horizontal="false" draw:mirror-vertical="false" svg:viewBox="0 0 21600 21600" draw:type="mso-spt32" draw:enhanced-path="M 0 0 L 21600 21600 N"/></draw:custom-shape><draw:custom-shape draw:style-name="gr18" draw:text-style-name="P41" svg:width="0.9205in" svg:height="0.3669in" draw:transform="rotate (-3.14159265358979) translate (3.29722222222222in 3.04027777777778in)"><text:p/><draw:enhanced-geometry draw:mirror-horizontal="true" draw:mirror-vertical="false" svg:viewBox="0 0 21600 21600" draw:type="mso-spt32" draw:enhanced-path="M 0 0 L 21600 21600 N"/></draw:custom-shape><draw:custom-shape draw:style-name="gr19" draw:text-style-name="P41" svg:width="0.785in" svg:height="0.3669in" draw:transform="rotate (-3.14159265358979) translate (4.08333333333333in 3.04027777777778in)"><text:p/><draw:enhanced-geometry draw:mirror-horizontal="false" draw:mirror-vertical="false" svg:viewBox="0 0 21600 21600" draw:type="mso-spt32" draw:enhanced-path="M 0 0 L 21600 21600 N"/></draw:custom-shape><draw:custom-shape draw:style-name="gr20" draw:text-style-name="P41" svg:width="0.0012in" svg:height="0.4713in" svg:x="0.6902in" svg:y="3.0035in"><text:p/><draw:enhanced-geometry draw:mirror-horizontal="false" draw:mirror-vertical="false" svg:viewBox="0 0 21600 21600" draw:type="mso-spt32" draw:enhanced-path="M 0 0 L 21600 21600 N"/></draw:custom-shape><draw:custom-shape draw:style-name="gr21" draw:text-style-name="P41" svg:width="0.0106in" svg:height="0.4831in" svg:x="1.8689in" svg:y="3.3638in"><text:p/><draw:enhanced-geometry draw:mirror-horizontal="false" draw:mirror-vertical="false" svg:viewBox="0 0 21600 21600" draw:type="mso-spt32" draw:enhanced-path="M 0 0 L 21600 21600 N"/></draw:custom-shape><draw:custom-shape draw:style-name="gr22" draw:text-style-name="P41" svg:width="0.0098in" svg:height="0.4732in" svg:x="4.639in" svg:y="3.3638in"><text:p/><draw:enhanced-geometry draw:mirror-horizontal="true" draw:mirror-vertical="false" svg:viewBox="0 0 21600 21600" draw:type="mso-spt32" draw:enhanced-path="M 0 0 L 21600 21600 N"/></draw:custom-shape><draw:custom-shape draw:style-name="gr23" draw:text-style-name="P41" svg:width="0.0012in" svg:height="0.3433in" svg:x="3.298in" svg:y="1.3346in"><text:p/><draw:enhanced-geometry draw:mirror-horizontal="false" draw:mirror-vertical="false" svg:viewBox="0 0 21600 21600" draw:type="mso-spt32" draw:enhanced-path="M 0 0 L 21600 21600 N"/></draw:custom-shape><draw:custom-shape draw:name="Shape 25" draw:style-name="gr24" draw:text-style-name="P43" svg:width="0.6421in" svg:height="0.5335in" svg:x="5.6339in" svg:y="2.078in"><text:p text:style-name="P42"><text:span text:style-name="T17">Zipkin serv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24" draw:text-style-name="P43" svg:width="4.5386in" svg:height="0.3661in" svg:x="1.0409in" svg:y="0.0681in"><text:p text:style-name="P42"><text:span text:style-name="T17">API Gatewa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24" draw:text-style-name="P43" svg:width="1.1661in" svg:height="0.5331in" svg:x="2.7083in" svg:y="0.7555in"><text:p text:style-name="P42"><text:span text:style-name="T18">Catalog</text:span></text:p><text:p text:style-name="P42"><text:span text:style-name="T18">(microservic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24" draw:text-style-name="P43" svg:width="0.6421in" svg:height="0.7012in" svg:x="5.6402in" svg:y="0.8535in"><text:p text:style-name="P42"><text:span text:style-name="T18">MongoDB</text:span></text:p><text:p text:style-name="P44"><text:span text:style-name="T1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24" draw:text-style-name="P43" svg:width="0.6961in" svg:height="0.3661in" svg:x="0.3429in" svg:y="1.3646in"><text:p text:style-name="P42"><text:span text:style-name="T17">Eurek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24" draw:text-style-name="P43" svg:width="0.6961in" svg:height="0.7012in" svg:x="0.3429in" svg:y="2.3173in"><text:p text:style-name="P42"><text:span text:style-name="T17">Config server</text:span></text:p><text:p text:style-name="P44"><text:span text:style-name="T17"/></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24" draw:text-style-name="P43" svg:width="0.6421in" svg:height="0.3661in" svg:x="0.3693in" svg:y="3.5154in"><text:p text:style-name="P42"><text:span text:style-name="T18">G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24" draw:text-style-name="P43" svg:width="1.1657in" svg:height="0.5331in" svg:x="1.2862in" svg:y="2.7862in"><text:p text:style-name="P42"><text:span text:style-name="T18">Movie</text:span></text:p><text:p text:style-name="P42"><text:span text:style-name="T18">(microservic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24" draw:text-style-name="P43" svg:width="1.1323in" svg:height="0.5331in" svg:x="4.0547in" svg:y="2.7799in"><text:p text:style-name="P42"><text:span text:style-name="T18">Series</text:span></text:p><text:p text:style-name="P42"><text:span text:style-name="T18">(microservic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24" draw:text-style-name="P43" svg:width="0.598in" svg:height="0.7012in" svg:x="2.9984in" svg:y="1.9673in"><text:p text:style-name="P42"><text:span text:style-name="T18">Rabbit</text:span></text:p><text:p text:style-name="P42"><text:span text:style-name="T18">MQ</text:span></text:p><text:p text:style-name="P44"><text:span text:style-name="T1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24" draw:text-style-name="P43" svg:width="1.0157in" svg:height="0.5331in" svg:x="1.3618in" svg:y="3.9756in"><text:p text:style-name="P42"><text:span text:style-name="T18">MySQL / </text:span></text:p><text:p text:style-name="P42"><text:span text:style-name="T18">PostgreSQ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25" draw:text-style-name="P41" svg:width="0.7689in" svg:height="0.4094in" svg:x="4.3701in" svg:y="4.004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24" draw:text-style-name="P43" svg:width="1.1657in" svg:height="0.3661in" svg:x="4.0709in" svg:y="4.0437in"><text:p text:style-name="P42"><text:span text:style-name="T18">MongoD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24" draw:text-style-name="P43" svg:width="1.774in" svg:height="0.3661in" svg:x="3.8055in" svg:y="0.7346in"><text:p text:style-name="P42"><text:span text:style-name="T18">Subscrib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26" draw:text-style-name="P38" svg:width="0.6421in" svg:height="0.3232in" svg:x="2.0673in" svg:y="1.7173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24" draw:text-style-name="P43" svg:width="0.7689in" svg:height="0.5331in" svg:x="2.0083in" svg:y="1.6193in"><text:p text:style-name="P42"><text:span text:style-name="T18">Request HTT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27" draw:text-style-name="P38" svg:width="0.5976in" svg:height="0.3669in" svg:x="3.9217in" svg:y="1.795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24" draw:text-style-name="P43" svg:width="0.7689in" svg:height="0.5331in" svg:x="3.9102in" svg:y="1.7138in"><text:p text:style-name="P42"><text:span text:style-name="T18">Request HTT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28" draw:text-style-name="P38" svg:width="0.6421in" svg:height="0.176in" svg:x="1.548in" svg:y="3.4646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24" draw:text-style-name="P43" svg:width="0.9933in" svg:height="0.3661in" svg:x="1.3752in" svg:y="3.3756in"><text:p text:style-name="P42"><text:span text:style-name="T18">Publis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28" draw:text-style-name="P38" svg:width="0.6421in" svg:height="0.176in" svg:x="4.4189in" svg:y="3.4807in"><text:p text:style-name="P4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24" draw:text-style-name="P43" svg:width="0.8433in" svg:height="0.3661in" svg:x="4.2366in" svg:y="3.3917in"><text:p text:style-name="P42"><text:span text:style-name="T18">Publis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text:span text:style-name="T6">A continuación, veremos la información detallada de los microservicios. </text:span></text:p>
      <text:p text:style-name="P32"><text:bookmark text:name="_959lvlf3h8fg"/><text:span text:style-name="T2">movie-service</text:span><text:line-break/><text:span text:style-name="T8">El microservicio gestiona las operaciones sobre las películas. Cada película tiene como atributo:</text:span></text:p>
      <text:list xml:id="list2145181810" text:style-name="WWNum1">
        <text:list-item>
          <text:p text:style-name="P4"><text:span text:style-name="T6">id</text:span></text:p>
        </text:list-item>
        <text:list-item>
          <text:p text:style-name="P4"><text:span text:style-name="T6">name</text:span></text:p>
        </text:list-item>
        <text:list-item>
          <text:p text:style-name="P4"><text:span text:style-name="T6">genre</text:span></text:p>
        </text:list-item>
        <text:list-item>
          <text:p text:style-name="P8"><text:span text:style-name="T6">urlStream</text:span></text:p>
        </text:list-item>
      </text:list>
      <text:p text:style-name="P33"><text:bookmark text:name="_dxv4nrjmk7mm"/><text:span text:style-name="T2">serie-service</text:span></text:p>
      <text:p text:style-name="P2"><text:span text:style-name="T6">El microservicio gestiona las operaciones sobre las series. Cada serie tiene como atributos:</text:span></text:p>
      <text:list xml:id="list5003505" text:style-name="WWNum3">
        <text:list-item>
          <text:p text:style-name="P5"><text:span text:style-name="T6">id</text:span></text:p>
        </text:list-item>
        <text:list-item>
          <text:p text:style-name="P5"><text:span text:style-name="T6">name</text:span></text:p>
        </text:list-item>
        <text:list-item>
          <text:p text:style-name="P5"><text:span text:style-name="T6">genre</text:span></text:p>
        </text:list-item>
        <text:list-item>
          <text:p text:style-name="P5"><text:span text:style-name="T6">seasons</text:span></text:p>
          <text:list>
            <text:list-item>
              <text:p text:style-name="P14"><text:span text:style-name="T6">id</text:span></text:p>
            </text:list-item>
            <text:list-item>
              <text:p text:style-name="P14"><text:span text:style-name="T6">seasonNumber</text:span></text:p>
            </text:list-item>
            <text:list-item>
              <text:p text:style-name="P14"><text:span text:style-name="T6">chapters</text:span></text:p>
            </text:list-item>
          </text:list>
        </text:list-item>
      </text:list>
      <text:p text:style-name="P19"><text:span text:style-name="T6">id </text:span></text:p>
      <text:p text:style-name="P19"><text:span text:style-name="T6">name</text:span></text:p>
      <text:p text:style-name="P19"><text:span text:style-name="T6">number</text:span></text:p>
      <text:p text:style-name="P20"><text:soft-page-break/><text:span text:style-name="T6">urlStream</text:span></text:p>
      <text:p text:style-name="P33"><text:bookmark text:name="_x2awax42102d"/><text:span text:style-name="T2">catalog-service</text:span></text:p>
      <text:p text:style-name="P2"><text:span text:style-name="T6">El microservicio tiene como objetivo invocar a los microservicios </text:span><text:span text:style-name="T9">Movies </text:span><text:span text:style-name="T6">y </text:span><text:span text:style-name="T9">Series</text:span><text:span text:style-name="T6">. Estos microservicios deben ser invocados cada vez que se carga una nueva película o serie y se debe persistir la información que proporcionan ambos microservicios en una base de datos no relacional de MongoDB con la siguiente estructura:</text:span></text:p>
      <text:list xml:id="list1310633596" text:style-name="WWNum5">
        <text:list-item>
          <text:p text:style-name="P6"><text:span text:style-name="T6">genre</text:span></text:p>
          <text:list>
            <text:list-item>
              <text:p text:style-name="P15"><text:span text:style-name="T6">movies</text:span></text:p>
              <text:list>
                <text:list-item>
                  <text:p text:style-name="P21"><text:span text:style-name="T6">id</text:span></text:p>
                </text:list-item>
                <text:list-item>
                  <text:p text:style-name="P21"><text:span text:style-name="T6">name</text:span></text:p>
                </text:list-item>
                <text:list-item>
                  <text:p text:style-name="P21"><text:span text:style-name="T6">genre</text:span></text:p>
                </text:list-item>
                <text:list-item>
                  <text:p text:style-name="P21"><text:span text:style-name="T6">urlStream</text:span></text:p>
                </text:list-item>
              </text:list>
            </text:list-item>
            <text:list-item>
              <text:p text:style-name="P15"><text:span text:style-name="T6">series</text:span></text:p>
              <text:list>
                <text:list-item>
                  <text:p text:style-name="P21"><text:span text:style-name="T6">id</text:span></text:p>
                </text:list-item>
                <text:list-item>
                  <text:p text:style-name="P21"><text:span text:style-name="T6">name</text:span></text:p>
                </text:list-item>
                <text:list-item>
                  <text:p text:style-name="P21"><text:span text:style-name="T6">genre</text:span></text:p>
                </text:list-item>
                <text:list-item>
                  <text:p text:style-name="P21"><text:span text:style-name="T6">seasons</text:span></text:p>
                  <text:list>
                    <text:list-item>
                      <text:p text:style-name="P22"><text:span text:style-name="T6">id</text:span></text:p>
                    </text:list-item>
                    <text:list-item>
                      <text:p text:style-name="P22"><text:span text:style-name="T6">seasonNumber</text:span></text:p>
                    </text:list-item>
                    <text:list-item>
                      <text:p text:style-name="P22"><text:span text:style-name="T6">chapters</text:span></text:p>
                      <text:list>
                        <text:list-item>
                          <text:p text:style-name="P23"><text:span text:style-name="T6">id </text:span></text:p>
                        </text:list-item>
                        <text:list-item>
                          <text:p text:style-name="P23"><text:span text:style-name="T6">name</text:span></text:p>
                        </text:list-item>
                        <text:list-item>
                          <text:p text:style-name="P23"><text:span text:style-name="T6">number</text:span></text:p>
                        </text:list-item>
                        <text:list-item>
                          <text:p text:style-name="P23"><text:span text:style-name="T6">urlStream</text:span></text:p>
                        </text:list-item>
                      </text:list>
                    </text:list-item>
                  </text:list>
                </text:list-item>
              </text:list>
            </text:list-item>
          </text:list>
        </text:list-item>
      </text:list>
      <text:p text:style-name="P31"><text:bookmark text:name="_msnrbqbikhxl"/><text:span text:style-name="T13">Consigna</text:span></text:p>
      <text:p text:style-name="P33"><text:bookmark text:name="_4qbbena96uwa"/><text:span text:style-name="T2">serie-service</text:span></text:p>
      <text:list xml:id="list1366791207" text:style-name="WWNum2">
        <text:list-item>
          <text:p text:style-name="P10"><text:span text:style-name="T6">Crear microservicio serie.</text:span></text:p>
        </text:list-item>
        <text:list-item>
          <text:p text:style-name="P10"><text:span text:style-name="T6">Configurar Eureka para el nuevo servicio y utilizar el nombre: </text:span><text:span text:style-name="T9">serie-service</text:span><text:span text:style-name="T6">.</text:span></text:p>
        </text:list-item>
        <text:list-item>
          <text:p text:style-name="P10"><text:span text:style-name="T6">Configurar el ruteo en el gateway para el nuevo servicio y agregar seguridad con OAuth.</text:span></text:p>
        </text:list-item>
        <text:list-item>
          <text:p text:style-name="P10"><text:soft-page-break/><text:span text:style-name="T6">Configurar Server config para obtener la configuración desde un repositorio Git.</text:span></text:p>
        </text:list-item>
        <text:list-item>
          <text:p text:style-name="P10"><text:span text:style-name="T6">Crear API que nos permita: </text:span></text:p>
          <text:list>
            <text:list-item>
              <text:p text:style-name="P17"><text:span text:style-name="T6">Obtener un listado de series por género. Endpoint: </text:span><text:span text:style-name="T9">/series/{genre}</text:span><text:span text:style-name="T6"> [GET]</text:span></text:p>
            </text:list-item>
            <text:list-item>
              <text:p text:style-name="P17"><text:span text:style-name="T6">Agregar una nueva serie. Endpoint: </text:span><text:span text:style-name="T9">/series</text:span><text:span text:style-name="T6"> [POST]</text:span></text:p>
            </text:list-item>
          </text:list>
        </text:list-item>
        <text:list-item>
          <text:p text:style-name="P10"><text:span text:style-name="T6">Persistencia: agregar la dependencia e implementar MongoRepository para persistir las series.</text:span></text:p>
        </text:list-item>
        <text:list-item>
          <text:p text:style-name="P10"><text:span text:style-name="T6">Agregar RabbitMQ y enviar un mensaje en el momento que se agregue una nueva serie.</text:span></text:p>
        </text:list-item>
      </text:list>
      <text:p text:style-name="P33"><text:bookmark text:name="_ws4qd4yxogqw"/><text:span text:style-name="T2">movie-service</text:span></text:p>
      <text:list xml:id="list3313791048" text:style-name="WWNum4">
        <text:list-item>
          <text:p text:style-name="P9"><text:span text:style-name="T6">Agregar persistencia: utilizar MySQL para persistir las películas.</text:span></text:p>
        </text:list-item>
        <text:list-item>
          <text:p text:style-name="P9"><text:span text:style-name="T6">Configurar el ruteo en el gateway para agregar seguridad con OAuth.</text:span></text:p>
        </text:list-item>
        <text:list-item>
          <text:p text:style-name="P11"><text:span text:style-name="T6">Agregar RabbitMQ y enviar un mensaje en el momento que se agregue una nueva película.</text:span></text:p>
        </text:list-item>
      </text:list>
      <text:p text:style-name="P34"><text:bookmark text:name="_vc3tj7j93c49"/><text:span text:style-name="T2">catalog-service</text:span></text:p>
      <text:list xml:id="list183721874948114" text:continue-numbering="true" text:style-name="WWNum4">
        <text:list-item>
          <text:p text:style-name="P24"><text:span text:style-name="T6">Actualizar el catálogo utilizando </text:span><text:span text:style-name="T9">Feign</text:span><text:span text:style-name="T6"> de manera de agregar a este servicio la búsqueda de las series por género (serie-service) y agregarlas a la respuesta del endpoint </text:span><text:span text:style-name="T9">/catalog/{genre}</text:span><text:span text:style-name="T6">.</text:span></text:p>
        </text:list-item>
        <text:list-item>
          <text:p text:style-name="P24"><text:span text:style-name="T6">Agregar persistencia: luego de obtener las películas y las series según género, persistir las mismas en MongoDB.</text:span></text:p>
        </text:list-item>
        <text:list-item>
          <text:p text:style-name="P24"><text:span text:style-name="T6">Agregar RabbitMQ y escuchar los mensajes que envían movie-service y serie-service. En caso de recibir un mensaje de algún servicio, actualizar el <text:s/>listado correspondiente, ya sea las películas o las series.</text:span></text:p>
        </text:list-item>
      </text:list>
      <text:p text:style-name="P34"><text:bookmark text:name="_n03zavrvqeoc"/><text:span text:style-name="T2">Spring Cloud: traceo utilizando Zipkin</text:span></text:p>
      <text:list xml:id="list4197977843" text:style-name="WWNum6">
        <text:list-item>
          <text:p text:style-name="P12"><text:span text:style-name="T6">Crear proyecto y configurar </text:span><text:span text:style-name="T9">Zipkin server</text:span><text:span text:style-name="T6"> para recibir los mensajes de los microservicios. Agregar </text:span><text:span text:style-name="T9">Zipkin UI</text:span><text:span text:style-name="T6"> para visualizar las trazas.</text:span></text:p>
        </text:list-item>
        <text:list-item>
          <text:p text:style-name="P12"><text:span text:style-name="T6">Configurar Zipkin en cada microservicio.</text:span></text:p>
        </text:list-item>
        <text:list-item>
          <text:p text:style-name="P12"><text:span text:style-name="T6">Visualizar las comunicaciones entre los microservicios desde la interfaz que nos da </text:span><text:span text:style-name="T9">Zipkin UI</text:span><text:span text:style-name="T6">.</text:span></text:p>
        </text:list-item>
        <text:list-item>
          <text:p text:style-name="P12"><text:span text:style-name="T6">Deployment: todos los microservicios deberán deployarse en dockers.</text:span></text:p>
        </text:list-item>
      </text:list>
      <text:p text:style-name="P25"><text:span text:style-name="T3">Resiliencia - Resilence4J</text:span></text:p>
      <text:list xml:id="list1436676964" text:style-name="WWNum7">
        <text:list-item>
          <text:p text:style-name="P13"><text:span text:style-name="T6">Del proyecto anterior, se debe seleccionar uno de los servicios (preferentemente el que consideres que será más utilizado) y adaptarlo para que el mismo sea tolerante a fallos.</text:span></text:p>
        </text:list-item>
        <text:list-item>
          <text:p text:style-name="P7"><text:span text:style-name="T6">Para lo anterior deberás:</text:span></text:p>
          <text:list>
            <text:list-item>
              <text:p text:style-name="P16"><text:span text:style-name="T6">Definir esquema de resiliencia. Por ejemplo: doble redundancia, retry and fallback, balanceo de carga, tiempos de warm up, reglas de circuito.</text:span></text:p>
            </text:list-item>
            <text:list-item>
              <text:p text:style-name="P18"><text:span text:style-name="T6">Modificar el código de tu proyecto —aplicando alguna de las tres tecnologías mencionadas— para que dentro del servicio seleccionado se aplique el esquema definido.</text:span></text:p>
            </text:list-item>
          </text:list>
        </text:list-item>
        <text:list-item>
          <text:p text:style-name="P7"><text:span text:style-name="T6">Como mínimo, el servicio deberá contar con:</text:span></text:p>
          <text:list>
            <text:list-item>
              <text:p text:style-name="P16"><text:span text:style-name="T6">Doble redundancia.</text:span></text:p>
            </text:list-item>
            <text:list-item>
              <text:p text:style-name="P16"><text:soft-page-break/><text:span text:style-name="T6">Reglas del circuito (se puede crear un servicio que devuelva activo/inactivo en función de la memoria disponible, uso del procesador, exceptions).</text:span></text:p>
            </text:list-item>
            <text:list-item>
              <text:p text:style-name="P16"><text:span text:style-name="T6">Descripción de la solución de redundancia, justificación (un comentario en el código).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chivo1" svg:font-family="Archivo"/>
    <style:font-face style:name="Archivo" svg:font-family="Archivo" style:font-family-generic="roman" style:font-pitch="variable"/>
    <style:font-face style:name="Archivo Light" svg:font-family="'Archivo Light'" style:font-family-generic="roman" style:font-pitch="variable"/>
    <style:font-face style:name="Arial" svg:font-family="Arial"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Montserrat SemiBold" svg:font-family="'Montserrat SemiBold'" style:font-family-generic="roman" style:font-pitch="variable"/>
    <style:font-face style:name="Rajdhani" svg:font-family="Rajdhani" style:font-family-generic="roman" style:font-pitch="variable"/>
    <style:font-face style:name="Rubik" svg:font-family="Rubik" style:font-family-generic="roman" style:font-pitch="variable"/>
    <style:font-face style:name="Rubik Light" svg:font-family="'Rubik Light'" style:font-family-generic="roman" style:font-pitch="variable"/>
    <style:font-face style:name="Rubik Medium" svg:font-family="'Rubik Medium'" style:font-family-generic="roman" style:font-pitch="variable"/>
    <style:font-face style:name="Rubik SemiBold" svg:font-family="'Rubik SemiBold'" style:font-family-generic="roman" style:font-pitch="variable"/>
    <style:font-face style:name="Liberation Sans" svg:font-family="'Liberation Sans'" style:font-family-generic="swiss" style:font-pitch="variable"/>
    <style:font-face style:name="Archivo2" svg:font-family="Archivo" style:font-family-generic="system" style:font-pitch="variable"/>
    <style:font-face style:name="Archivo Light1" svg:font-family="'Archivo Light'" style:font-family-generic="system"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style:font-face style:name="Montserrat SemiBold1" svg:font-family="'Montserrat SemiBold'" style:font-family-generic="system" style:font-pitch="variable"/>
    <style:font-face style:name="Rajdhani1" svg:font-family="Rajdhani" style:font-family-generic="system" style:font-pitch="variable"/>
    <style:font-face style:name="Rubik1" svg:font-family="Rubik" style:font-family-generic="system" style:font-pitch="variable"/>
    <style:font-face style:name="Rubik Light1" svg:font-family="'Rubik Light'" style:font-family-generic="system" style:font-pitch="variable"/>
    <style:font-face style:name="Rubik Medium1" svg:font-family="'Rubik Medium'" style:font-family-generic="system" style:font-pitch="variable"/>
    <style:font-face style:name="Rubik SemiBold1" svg:font-family="'Rubik SemiBold'"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Light" fo:font-size="12pt" fo:language="none" fo:country="none" style:letter-kerning="false" style:font-name-asian="Rubik Light1" style:font-size-asian="12pt" style:language-asian="zh" style:country-asian="CN" style:font-name-complex="Rubik Light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Light" fo:font-size="12pt" fo:language="none" fo:country="none" style:letter-kerning="false" style:font-name-asian="Rubik Light1" style:font-size-asian="12pt" style:language-asian="zh" style:country-asian="CN" style:font-name-complex="Rubik Ligh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3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style:font-name="Rubik" fo:font-family="Rubik" style:font-family-generic="roman" style:font-pitch="variable" fo:font-size="25pt" fo:font-weight="bold" style:font-name-asian="Rubik1" style:font-family-asian="Rubik" style:font-family-generic-asian="system" style:font-pitch-asian="variable" style:font-size-asian="25pt" style:font-weight-asian="bold" style:font-name-complex="Rubik1" style:font-family-complex="Rubik"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color="#434343" style:font-name="Rubik SemiBold" fo:font-family="'Rubik SemiBold'" style:font-family-generic="roman" style:font-pitch="variable" fo:font-size="20pt" style:font-name-asian="Rubik SemiBold1" style:font-family-asian="'Rubik SemiBold'" style:font-family-generic-asian="system" style:font-pitch-asian="variable" style:font-size-asian="20pt" style:font-name-complex="Rubik SemiBold1" style:font-family-complex="'Rubik SemiBold'"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style:font-name="Rubik SemiBold" fo:font-family="'Rubik SemiBold'" style:font-family-generic="roman" style:font-pitch="variable" fo:font-size="17pt" style:font-name-asian="Rubik SemiBold1" style:font-family-asian="'Rubik SemiBold'" style:font-family-generic-asian="system" style:font-pitch-asian="variable" style:font-size-asian="17pt" style:font-name-complex="Rubik SemiBold1" style:font-family-complex="'Rubik SemiBold'" style:font-family-generic-complex="system" style:font-pitch-complex="variable" style:font-size-complex="17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style:font-name="Rubik Medium" fo:font-family="'Rubik Medium'" style:font-family-generic="roman" style:font-pitch="variable" fo:font-size="17pt" style:font-name-asian="Rubik Medium1" style:font-family-asian="'Rubik Medium'" style:font-family-generic-asian="system" style:font-pitch-asian="variable" style:font-size-asian="17pt" style:font-name-complex="Rubik Medium1" style:font-family-complex="'Rubik Medium'" style:font-family-generic-complex="system" style:font-pitch-complex="variable" style:font-size-complex="17pt"/>
    </style:style>
    <style:style style:name="Heading_20_5" style:display-name="Heading 5" style:family="paragraph" style:parent-style-name="normal" style:next-style-name="Standard" style:default-outline-level="" style:class="text">
      <style:paragraph-properties fo:margin-left="0.5in" fo:margin-right="0in" fo:line-height="115%" fo:keep-together="always" fo:text-indent="-0.25in" style:auto-text-indent="false" fo:break-before="auto" fo:break-after="auto" fo:keep-with-next="always"/>
    </style:style>
    <style:style style:name="Heading_20_6" style:display-name="Heading 6" style:family="paragraph" style:parent-style-name="normal" style:next-style-name="Standard" style:default-outline-level="" style:class="text">
      <style:paragraph-properties fo:margin-left="0.5in" fo:margin-right="0in" fo:margin-top="0.1665in" fo:margin-bottom="0.0555in" loext:contextual-spacing="false" fo:line-height="115%" fo:keep-together="always" fo:text-indent="-0.25in" style:auto-text-indent="false" fo:break-before="auto" fo:break-after="auto" fo:keep-with-next="always"/>
    </style:style>
    <style:style style:name="Title" style:family="paragraph" style:parent-style-name="normal" style:next-style-name="Standard" style:default-outline-level="" style:class="chapter">
      <style:paragraph-properties fo:margin-left="0in" fo:margin-right="-0.0043in" fo:keep-together="always" fo:text-indent="0in" style:auto-text-indent="false" fo:break-before="auto" fo:break-after="auto" fo:keep-with-next="always"/>
      <style:text-properties style:font-name="Rajdhani" fo:font-family="Rajdhani" style:font-family-generic="roman" style:font-pitch="variable" fo:font-size="18pt" fo:font-weight="bold" style:font-name-asian="Rajdhani1" style:font-family-asian="Rajdhani" style:font-family-generic-asian="system" style:font-pitch-asian="variable" style:font-size-asian="18pt" style:font-weight-asian="bold" style:font-name-complex="Rajdhani1" style:font-family-complex="Rajdhan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left="0in" fo:margin-right="-0.0043in" fo:text-align="justify" style:justify-single-word="false" fo:keep-together="always" fo:text-indent="0in" style:auto-text-indent="false" fo:break-before="auto" fo:break-after="auto" fo:keep-with-next="always"/>
      <style:text-properties fo:color="#666666" style:font-name="Rubik" fo:font-family="Rubik" style:font-family-generic="roman" style:font-pitch="variable" fo:font-size="18pt" fo:font-weight="bold" style:font-name-asian="Rubik1" style:font-family-asian="Rubik" style:font-family-generic-asian="system" style:font-pitch-asian="variable" style:font-size-asian="18pt" style:font-weight-asian="bold" style:font-name-complex="Rubik1" style:font-family-complex="Rubik"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ubik" fo:font-family="Rubik"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ubik" fo:font-family="Rubik" style:font-family-generic="roman" style:font-pitch="variable" style:text-underline-style="none"/>
    </style:style>
    <style:style style:name="ListLabel_20_11" style:display-name="ListLabel 11" style:family="text">
      <style:text-properties style:font-name="Rubik" fo:font-family="Rubik"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ubik" fo:font-family="Rubik" style:font-family-generic="roman" style:font-pitch="variable" style:text-underline-style="none"/>
    </style:style>
    <style:style style:name="ListLabel_20_20" style:display-name="ListLabel 20" style:family="text">
      <style:text-properties style:font-name="Rubik" fo:font-family="Rubik"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ubik" fo:font-family="Rubik"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ubik" fo:font-family="Rubik" style:font-family-generic="roman" style:font-pitch="variable" style:text-underline-style="none"/>
    </style:style>
    <style:style style:name="ListLabel_20_38" style:display-name="ListLabel 38" style:family="text">
      <style:text-properties style:font-name="Rubik" fo:font-family="Rubik" style:font-family-generic="roman" style:font-pitch="variable" style:text-underline-style="none"/>
    </style:style>
    <style:style style:name="ListLabel_20_39" style:display-name="ListLabel 39" style:family="text">
      <style:text-properties style:font-name="Rubik" fo:font-family="Rubik" style:font-family-generic="roman" style:font-pitch="variable" style:text-underline-style="none"/>
    </style:style>
    <style:style style:name="ListLabel_20_40" style:display-name="ListLabel 40" style:family="text">
      <style:text-properties style:font-name="Rubik" fo:font-family="Rubik" style:font-family-generic="roman" style:font-pitch="variable" style:text-underline-style="none"/>
    </style:style>
    <style:style style:name="ListLabel_20_41" style:display-name="ListLabel 41" style:family="text">
      <style:text-properties style:font-name="Rubik" fo:font-family="Rubik" style:font-family-generic="roman" style:font-pitch="variable"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ubik" fo:font-family="Rubik"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ubik" fo:font-family="Rubik" style:font-family-generic="roman" style:font-pitch="variable" style:text-underline-style="none"/>
    </style:style>
    <style:style style:name="ListLabel_20_56" style:display-name="ListLabel 56" style:family="text">
      <style:text-properties style:font-name="Rubik" fo:font-family="Rubik" style:font-family-generic="roman" style:font-pitch="variable"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1965in" fo:margin-left="0.196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7866in" fo:margin-right="0in" fo:text-indent="0in" style:auto-text-indent="false" fo:break-before="auto" fo:break-after="auto"/>
    </style:style>
    <style:style style:name="MP2" style:family="paragraph" style:parent-style-name="Standard">
      <style:paragraph-properties fo:margin-left="-0.7866in" fo:margin-right="0in" fo:text-align="end" style:justify-single-word="false" fo:text-indent="0in" style:auto-text-indent="false" fo:break-before="auto" fo:break-after="auto"/>
    </style:style>
    <style:style style:name="MP3" style:family="paragraph" style:parent-style-name="Standard">
      <style:paragraph-properties fo:margin-left="-0.7866in" fo:margin-right="0in" fo:line-height="100%" fo:text-align="end" style:justify-single-word="false" fo:text-indent="0in" style:auto-text-indent="false" fo:break-before="auto" fo:break-after="auto"/>
      <style:text-properties fo:color="#434343" style:font-name="Rajdhani" fo:font-size="18pt" style:font-name-asian="Rajdhani1" style:font-size-asian="18pt" style:font-name-complex="Rajdhani1" style:font-size-complex="18pt"/>
    </style:style>
    <style:style style:name="MP4" style:family="paragraph" style:parent-style-name="Standard">
      <style:paragraph-properties fo:break-before="auto" fo:break-after="auto"/>
    </style:style>
    <style:style style:name="MP5" style:family="paragraph" style:parent-style-name="Standard">
      <style:paragraph-properties fo:margin-left="-0.7866in" fo:margin-right="0in" fo:text-align="end" style:justify-single-word="false" fo:text-indent="0in" style:auto-text-indent="false" fo:break-before="auto" fo:break-after="auto"/>
      <style:text-properties fo:color="#666666" style:font-name="Rajdhani" fo:font-size="17pt" fo:font-weight="bold" style:font-name-asian="Rajdhani1" style:font-size-asian="17pt" style:font-weight-asian="bold" style:font-name-complex="Rajdhani1" style:font-size-complex="17pt"/>
    </style:style>
    <style:style style:name="MT1" style:family="text">
      <style:text-properties fo:color="#666666" style:font-name="Montserrat Medium" fo:font-size="11pt" style:font-name-asian="Montserrat Medium1" style:font-size-asian="11pt" style:font-name-complex="Montserrat Medium1" style:font-size-complex="11pt"/>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28in, 0in, 0.0028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161in, 0in, 0.0161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in" fo:margin-left="0.8854in" fo:margin-right="0.786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header>
        <text:p text:style-name="MP1"><draw:frame draw:style-name="Mfr1" draw:name="image2.png" text:anchor-type="char" svg:x="-0.0835in" svg:y="0.4583in" svg:width="0.8008in" svg:height="0.7866in" draw:z-index="8"><draw:image xlink:href="Pictures/10000201000000E2000000DE6688F0DFEFD09E36.png" xlink:type="simple" xlink:show="embed" xlink:actuate="onLoad" loext:mime-type="image/png"/></draw:frame></text:p>
        <text:p text:style-name="MP1"/>
        <text:p text:style-name="MP1"/>
        <text:p text:style-name="MP1"/>
      </style:header>
      <style:footer>
        <text:p text:style-name="MP2"><text:span text:style-name="MT1">5</text:span><draw:frame draw:style-name="Mfr2" draw:name="image4.png" text:anchor-type="char" svg:x="0in" svg:y="-0.0311in" svg:width="0.322in" svg:height="0.2083in" draw:z-index="3"><draw:image xlink:href="Pictures/10000201000001F4000001421C4A130F02C29228.png" xlink:type="simple" xlink:show="embed" xlink:actuate="onLoad" loext:mime-type="image/png"/></draw:frame></text:p>
        <text:p text:style-name="MP3"/>
      </style:footer>
    </style:master-page>
    <style:master-page style:name="First_20_Page" style:display-name="First Page" style:page-layout-name="Mpm1" style:next-style-name="Standard">
      <style:header>
        <text:p text:style-name="MP4"/>
        <text:p text:style-name="MP4"/>
        <text:p text:style-name="MP4"><draw:frame draw:style-name="Mfr3" draw:name="image5.png" text:anchor-type="char" svg:x="0in" svg:y="0.1354in" svg:width="3.072in" svg:height="1.0563in" draw:z-index="5"><draw:image xlink:href="Pictures/1000020100000800000002C39F6B9AD9D575478F.png" xlink:type="simple" xlink:show="embed" xlink:actuate="onLoad" loext:mime-type="image/png"/></draw:frame></text:p>
        <text:p text:style-name="MP4"/>
        <text:p text:style-name="MP4"><draw:frame draw:style-name="Mfr4" draw:name="image3.png" text:anchor-type="char" svg:x="5.928in" svg:y="0in" svg:width="2.9598in" svg:height="1.4618in" draw:z-index="4"><draw:image xlink:href="Pictures/10000201000002AE0000015393BDD8D8DA3EFDCE.png" xlink:type="simple" xlink:show="embed" xlink:actuate="onLoad" loext:mime-type="image/png"/></draw:frame></text:p>
      </style:header>
      <style:footer>
        <text:p text:style-name="MP4"><draw:frame draw:style-name="Mfr1" draw:name="image1.png" text:anchor-type="char" svg:x="0in" svg:y="0.4165in" svg:width="0.3228in" svg:height="0.2083in" draw:z-index="0"><draw:image xlink:href="Pictures/10000201000001F500000141F2F695D5501CE4A7.png" xlink:type="simple" xlink:show="embed" xlink:actuate="onLoad" loext:mime-type="image/png"/></draw:frame></text:p>
        <text:p text:style-name="MP2"><text:page-number text:select-page="current">1</text:page-number></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4" meta:paragraph-count="81" meta:word-count="682" meta:character-count="4193" meta:non-whitespace-character-count="3639"/>
    <meta:generator>LibreOfficeDev/6.0.5.2$Linux_X86_64 LibreOffice_project/</meta:generator>
  </office:meta>
</office:document-meta>
</file>